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9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3.6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3.6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0.3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363cm" fo:min-width="0cm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0.494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20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4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8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1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5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6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7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1cm"/>
      <style:paragraph-properties style:writing-mode="lr-tb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40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1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45" style:family="graphic" style:parent-style-name="standard">
      <style:graphic-properties draw:fill-color="#bf819e" draw:textarea-horizontal-align="justify" draw:textarea-vertical-align="middle" draw:auto-grow-height="false" fo:min-height="0.256cm" fo:min-width="1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18cm"/>
      <style:paragraph-properties style:writing-mode="lr-tb"/>
    </style:style>
    <style:style style:name="gr47" style:family="graphic" style:parent-style-name="standard">
      <style:graphic-properties draw:fill-color="#bf819e" draw:textarea-horizontal-align="justify" draw:textarea-vertical-align="middle" draw:auto-grow-height="false" fo:min-height="0.256cm" fo:min-width="4.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2.3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3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9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.15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3.9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0.7cm" svg:x="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4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6.7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9.2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1.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4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6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8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9.25cm" svg:y="17.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11.5cm" svg:y="17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4.376cm" svg:height="0.569cm" svg:x="1.25cm" svg:y="14.7cm">
          <draw:text-box>
            <text:p><text:span text:style-name="T1">SAE J1939:21 Transport Layer</text:span></text:p>
          </draw:text-box>
        </draw:frame>
        <draw:frame draw:style-name="gr12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3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9cm" svg:height="1.25cm" svg:x="5.1cm" svg:y="15.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9cm" svg:height="1.25cm" svg:x="7.75cm" svg:y="15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5cm" svg:height="1.25cm" svg:x="14.5cm" svg:y="15.4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15cm" svg:height="0.569cm" svg:x="7.65cm" svg:y="15.8cm">
          <draw:text-box>
            <text:p><text:span text:style-name="T1">Transport Protocol Connection Management</text:span></text:p>
          </draw:text-box>
        </draw:frame>
        <draw:frame draw:style-name="gr18" draw:text-style-name="P10" draw:layer="layout" svg:width="4.875cm" svg:height="1.205cm" svg:x="14.45cm" svg:y="15.781cm">
          <draw:text-box>
            <text:p text:style-name="P9"><text:span text:style-name="T1">Transport Protocol Data Transfer</text:span></text:p>
          </draw:text-box>
        </draw:frame>
        <draw:frame draw:style-name="gr19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20" draw:text-style-name="P8" draw:layer="layout" svg:width="2.75cm" svg:height="1.25cm" svg:x="1.6cm" svg:y="15.4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818cm" svg:height="0.569cm" svg:x="1.582cm" svg:y="15.782cm">
          <draw:text-box>
            <text:p><text:span text:style-name="T1">Acknowledgement</text:span></text:p>
          </draw:text-box>
        </draw:frame>
        <draw:frame draw:style-name="gr22" draw:text-style-name="P7" draw:layer="layout" svg:width="1.556cm" svg:height="0.569cm" svg:x="5.25cm" svg:y="15.782cm">
          <draw:text-box>
            <text:p><text:span text:style-name="T1">Request</text:span></text:p>
          </draw:text-box>
        </draw:frame>
        <draw:custom-shape draw:style-name="gr23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4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6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7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8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7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30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1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1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7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2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2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2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7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7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7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3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4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5" draw:text-style-name="P8" draw:layer="measurelines" svg:width="3cm" svg:height="0.65cm" svg:x="13cm" svg:y="7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2" draw:layer="measurelines" svg:width="4.981cm" svg:height="0.763cm" svg:x="8.394cm" svg:y="3.502cm">
          <draw:text-box>
            <text:p><text:span text:style-name="T2">Your Application Code</text:span></text:p>
          </draw:text-box>
        </draw:frame>
        <draw:custom-shape draw:style-name="gr39" draw:text-style-name="P8" draw:layer="measurelines" svg:width="5cm" svg:height="0.75cm" svg:x="11.95cm" svg:y="5.8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0" draw:text-style-name="P13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svg:x="13.2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15.6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svg:x="16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draw:transform="rotate (-3.14159265358979) translate (12.6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8" draw:layer="layout" svg:width="5cm" svg:height="0.75cm" svg:x="3.95cm" svg:y="5.8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75cm" svg:height="0.75cm" svg:x="5.25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7.602cm 7.3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svg:x="8.2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draw:transform="rotate (-3.14159265358979) translate (4.648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3cm" svg:height="0.65cm" svg:x="4.9cm" svg:y="7.35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2.149cm" svg:height="0.569cm" svg:x="5.451cm" svg:y="5.984cm">
          <draw:text-box>
            <text:p><text:span text:style-name="T1">Startup ECU</text:span></text:p>
          </draw:text-box>
        </draw:frame>
        <draw:frame draw:style-name="gr43" draw:text-style-name="P7" draw:layer="layout" svg:width="3.177cm" svg:height="0.569cm" svg:x="4.851cm" svg:y="7.385cm">
          <draw:text-box>
            <text:p><text:span text:style-name="T1">J1939 Typedef Struct</text:span></text:p>
          </draw:text-box>
        </draw:frame>
        <draw:frame draw:style-name="gr43" draw:text-style-name="P7" draw:layer="measurelines" svg:width="3.177cm" svg:height="0.569cm" svg:x="12.951cm" svg:y="7.384cm">
          <draw:text-box>
            <text:p><text:span text:style-name="T1">J1939 Typedef Struct</text:span></text:p>
          </draw:text-box>
        </draw:frame>
        <draw:frame draw:style-name="gr44" draw:text-style-name="P7" draw:layer="measurelines" svg:width="3.139cm" svg:height="0.569cm" svg:x="12.85cm" svg:y="5.983cm">
          <draw:text-box>
            <text:p><text:span text:style-name="T1">Listen For Messages</text:span></text:p>
          </draw:text-box>
        </draw:frame>
        <draw:custom-shape draw:style-name="gr27" draw:text-style-name="P8" draw:layer="layout" svg:width="3.45cm" svg:height="0.506cm" svg:x="3.25cm" svg:y="18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1.95cm" svg:height="0.506cm" svg:x="11.05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3.568cm" svg:height="0.569cm" svg:x="3.182cm" svg:y="18.4cm">
          <draw:text-box>
            <text:p><text:span text:style-name="T1">CAN Transmit Receive</text:span></text:p>
          </draw:text-box>
        </draw:frame>
        <draw:custom-shape draw:style-name="gr27" draw:text-style-name="P8" draw:layer="layout" svg:width="3.45cm" svg:height="0.506cm" svg:x="15.6cm" svg:y="12.57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818cm" svg:height="0.887cm" svg:x="15.432cm" svg:y="12.552cm">
          <draw:text-box>
            <text:p><text:span text:style-name="T1">Address Delete</text:span></text:p>
          </draw:text-box>
        </draw:frame>
        <draw:custom-shape draw:style-name="gr47" draw:text-style-name="P8" draw:layer="layout" svg:width="4.65cm" svg:height="0.506cm" svg:x="14.4cm" svg:y="18.4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4.968cm" svg:height="0.637cm" svg:x="14.282cm" svg:y="18.4cm">
          <draw:text-box>
            <text:p><text:span text:style-name="T1">FLASH EEPROM RAM Memory</text:span></text:p>
          </draw:text-box>
        </draw:frame>
        <draw:frame draw:style-name="gr29" draw:text-style-name="P7" draw:layer="layout" svg:width="2cm" svg:height="0.569cm" svg:x="11cm" svg:y="18.4cm">
          <draw:text-box>
            <text:p><text:span text:style-name="T1">Load Struct</text:span></text:p>
          </draw:text-box>
        </draw:frame>
        <draw:custom-shape draw:style-name="gr45" draw:text-style-name="P8" draw:layer="layout" svg:width="1.95cm" svg:height="0.506cm" svg:x="8.25cm" svg:y="18.4cm">
          <text:p/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2cm" svg:height="0.569cm" svg:x="8.25cm" svg:y="18.4cm">
          <draw:text-box>
            <text:p><text:span text:style-name="T1">Save Stru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11-06T14:08:28.675000000</dc:date>
    <meta:editing-duration>PT12H7M28S</meta:editing-duration>
    <meta:editing-cycles>24</meta:editing-cycles>
    <meta:generator>LibreOffice/7.1.3.2$Windows_X86_64 LibreOffice_project/47f78053abe362b9384784d31a6e56f8511eb1c1</meta:generator>
    <meta:document-statistic meta:object-count="100"/>
  </office:meta>
</office:document-meta>
</file>